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1323e" officeooo:paragraph-rsid="0011323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text-properties officeooo:rsid="0011d93d" officeooo:paragraph-rsid="0011d93d"/>
    </style:style>
    <style:style style:name="P4" style:family="paragraph" style:parent-style-name="Text_20_body">
      <style:text-properties officeooo:rsid="00131026" officeooo:paragraph-rsid="00131026"/>
    </style:style>
    <style:style style:name="T1" style:family="text">
      <style:text-properties officeooo:rsid="0011323e"/>
    </style:style>
    <style:style style:name="T2" style:family="text">
      <style:text-properties officeooo:rsid="0011d93d"/>
    </style:style>
    <style:style style:name="T3" style:family="text">
      <style:text-properties officeooo:rsid="001310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 de Métagénomique</text:p>
      <text:p text:style-name="Subtitle">Fiche de rendu de TP</text:p>
      <text:h text:style-name="Heading_20_1" text:outline-level="1">Prise en main du jeu de données</text:h>
      <text:h text:style-name="Heading_20_2" text:outline-level="2" text:is-list-header="true">FastQC</text:h>
      <text:p text:style-name="Text_20_body"/>
      <text:h text:style-name="Heading_20_1" text:outline-level="1">Assemblage</text:h>
      <text:p text:style-name="P3"/>
      <text:h text:style-name="Heading_20_1" text:outline-level="1">Identification</text:h>
      <text:p text:style-name="P3">Quel fasta avez vous utilisé, pourquoi ? </text:p>
      <text:p text:style-name="P3">Collez une capture d’écran du graph d’assemblage mettant en évidence votre MAG</text:p>
      <text:h text:style-name="Heading_20_1" text:outline-level="1">Binning Préhistorique </text:h>
      <text:p text:style-name="P3">Comment avez vous choisi votre séquence de départ ? </text:p>
      <text:p text:style-name="P3">Définissez contiguité</text:p>
      <text:p text:style-name="P3">Combien de séquences composent votre MAG ? Combien de nucléotides ?</text:p>
      <text:h text:style-name="Heading_20_1" text:outline-level="1">Annotation <text:span text:style-name="T2">de votre MAG</text:span></text:h>
      <text:p text:style-name="P3">Donnez la commande utilisée pour annoter votre MAG. </text:p>
      <text:p text:style-name="P3">Détaillez les caractéristiques d’annotation : Nombre de CDS, de tRNA, rRNA CRISPR etc. </text:p>
      <text:h text:style-name="Heading_20_1" text:outline-level="1">Taxonomie de votre MAG</text:h>
      <text:p text:style-name="P3">Détaillez le processus d’attribuytion taxonomique. Discutez de sa précision. Comment auriez vous pu vous y prendre pour que ce soit mieux ? </text:p>
      <text:p text:style-name="P3">Quelle est la taxonomie de votre MAG. </text:p>
      <text:h text:style-name="Heading_20_1" text:outline-level="1">Anvi’o sur votre MAG</text:h>
      <text:p text:style-name="P3">Votre MAG est il homogène ? </text:p>
      <text:h text:style-name="P2" text:outline-level="1">Exercice : Pseudo-Métagénomique</text:h>
      <text:p text:style-name="Text_20_body">- Détaillez vos observations. </text:p>
      <text:p text:style-name="Text_20_body">- Selon vous, combien d'organismes génétiquement distincts composent cet échantillon pseudo-métagénomique ? </text:p>
      <text:p text:style-name="Text_20_body">- Que pouvez vous dire sur la structure des MAGS ? Proposez des interprétations buiologiques des figures mathématiques observées. </text:p>
      <text:p text:style-name="Text_20_body">- Extrayez une portion de séquence de chaque graph. Blastez en brut sur le NCBI. Inférez une taxonomie potentielle. Expliquez sur quoi se base cette taxonomie.</text:p>
      <text:p text:style-name="Text_20_body">- A partir de la taxonomie inféré avec Blast, trouvez l'organisme considéré sur le NCBI. Téléchargez la séquence codante de son ARN 16S. Utilisez la fonction ```Blast``` de ```Bandage``` pour placer l'ARN sur votre graph. Qu'observez vous ? N'hésitez pas à jouer avec les paramètres de Blast si vous n'êtes pas satisfaits du résultat.</text:p>
      <text:p text:style-name="Text_20_body">- Faites un dessin sur du papier <text:span text:style-name="T3">ou avec paint</text:span> pour représenter, selon vous l'organisation potentielle des fragments d'ADN les uns par rapport aux autres.</text:p>
      <text:h text:style-name="Heading_20_2" text:outline-level="2">PROKKA </text:h>
      <text:p text:style-name="P3">Retombez vous sur votre estimation taxonomique première ? Avez vous confiance en ces données, justifiez. </text:p>
      <text:h text:style-name="Heading_20_2" text:outline-level="2">Anvi’o</text:h>
      <text:p text:style-name="P3">Que vous apprend l’output visuel d’Anvi’o ? </text:p>
      <text:p text:style-name="P4">Quelles informations d’annotations fonctionnelles vous donne Anvi’o ? </text:p>
      <text:h text:style-name="Heading_20_3" text:outline-level="3">Complétude de génome </text:h>
      <text:h text:style-name="Heading_20_3" text:outline-level="3">Visualisation </text:h>
      <text:p text:style-name="P4"/>
      <text:h text:style-name="Heading_20_1" text:outline-level="1">Conclusion</text:h>
      <text:p text:style-name="P4">Proposez une conclusion pour ce TP. Qu’avez vous appris ? Avez vous confiance dans vos mesures ? Justifiez ? Quelles sont les limites de vos analyses ? Quelles sont les perspectives et débouché d’un travail de cette forme ?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323e" officeooo:paragraph-rsid="0011323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oms : </text:p>
        <text:p text:style-name="MP1">Date :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2:08:44.435003141</meta:creation-date>
    <dc:date>2024-02-05T12:37:15.257996458</dc:date>
    <meta:editing-duration>PT6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352" meta:character-count="2252" meta:non-whitespace-character-count="1918"/>
  </office:meta>
</office:document-meta>
</file>